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9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81" calcext:value-type="float">
            <text:p>81381</text:p>
          </table:table-cell>
          <table:table-cell office:value-type="float" office:value="81516" calcext:value-type="float">
            <text:p>81516</text:p>
          </table:table-cell>
          <table:table-cell office:value-type="float" office:value="54707" calcext:value-type="float">
            <text:p>54707</text:p>
          </table:table-cell>
          <table:table-cell office:value-type="float" office:value="72530" calcext:value-type="float">
            <text:p>72530</text:p>
          </table:table-cell>
          <table:table-cell office:value-type="float" office:value="60807" calcext:value-type="float">
            <text:p>60807</text:p>
          </table:table-cell>
          <table:table-cell office:value-type="float" office:value="73886" calcext:value-type="float">
            <text:p>73886</text:p>
          </table:table-cell>
          <table:table-cell office:value-type="float" office:value="77527" calcext:value-type="float">
            <text:p>77527</text:p>
          </table:table-cell>
          <table:table-cell office:value-type="float" office:value="54746" calcext:value-type="float">
            <text:p>54746</text:p>
          </table:table-cell>
          <table:table-cell office:value-type="float" office:value="54762" calcext:value-type="float">
            <text:p>54762</text:p>
          </table:table-cell>
          <table:table-cell office:value-type="float" office:value="54973" calcext:value-type="float">
            <text:p>54973</text:p>
          </table:table-cell>
          <table:table-cell table:formula="of:=AVERAGE([.B3:.K3])" office:value-type="float" office:value="66683.5" calcext:value-type="float">
            <text:p>6668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877" calcext:value-type="float">
            <text:p>59877</text:p>
          </table:table-cell>
          <table:table-cell office:value-type="float" office:value="53584" calcext:value-type="float">
            <text:p>53584</text:p>
          </table:table-cell>
          <table:table-cell office:value-type="float" office:value="15518" calcext:value-type="float">
            <text:p>15518</text:p>
          </table:table-cell>
          <table:table-cell office:value-type="float" office:value="15565" calcext:value-type="float">
            <text:p>15565</text:p>
          </table:table-cell>
          <table:table-cell office:value-type="float" office:value="16039" calcext:value-type="float">
            <text:p>16039</text:p>
          </table:table-cell>
          <table:table-cell office:value-type="float" office:value="15607" calcext:value-type="float">
            <text:p>15607</text:p>
          </table:table-cell>
          <table:table-cell office:value-type="float" office:value="15618" calcext:value-type="float">
            <text:p>15618</text:p>
          </table:table-cell>
          <table:table-cell office:value-type="float" office:value="60841" calcext:value-type="float">
            <text:p>60841</text:p>
          </table:table-cell>
          <table:table-cell office:value-type="float" office:value="85322" calcext:value-type="float">
            <text:p>85322</text:p>
          </table:table-cell>
          <table:table-cell office:value-type="float" office:value="15775" calcext:value-type="float">
            <text:p>15775</text:p>
          </table:table-cell>
          <table:table-cell table:formula="of:=AVERAGE([.B4:.K4])" office:value-type="float" office:value="35374.6" calcext:value-type="float">
            <text:p>35374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992" calcext:value-type="float">
            <text:p>59992</text:p>
          </table:table-cell>
          <table:table-cell office:value-type="float" office:value="39414" calcext:value-type="float">
            <text:p>39414</text:p>
          </table:table-cell>
          <table:table-cell office:value-type="float" office:value="136060" calcext:value-type="float">
            <text:p>136060</text:p>
          </table:table-cell>
          <table:table-cell office:value-type="float" office:value="35933" calcext:value-type="float">
            <text:p>35933</text:p>
          </table:table-cell>
          <table:table-cell office:value-type="float" office:value="62064" calcext:value-type="float">
            <text:p>62064</text:p>
          </table:table-cell>
          <table:table-cell office:value-type="float" office:value="43242" calcext:value-type="float">
            <text:p>43242</text:p>
          </table:table-cell>
          <table:table-cell office:value-type="float" office:value="141397" calcext:value-type="float">
            <text:p>141397</text:p>
          </table:table-cell>
          <table:table-cell office:value-type="float" office:value="116488" calcext:value-type="float">
            <text:p>116488</text:p>
          </table:table-cell>
          <table:table-cell office:value-type="float" office:value="39006" calcext:value-type="float">
            <text:p>39006</text:p>
          </table:table-cell>
          <table:table-cell office:value-type="float" office:value="136196" calcext:value-type="float">
            <text:p>136196</text:p>
          </table:table-cell>
          <table:table-cell table:formula="of:=AVERAGE([.B5:.K5])" office:value-type="float" office:value="80979.2" calcext:value-type="float">
            <text:p>80979.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2" calcext:value-type="float">
            <text:p>15672</text:p>
          </table:table-cell>
          <table:table-cell office:value-type="float" office:value="15637" calcext:value-type="float">
            <text:p>15637</text:p>
          </table:table-cell>
          <table:table-cell office:value-type="float" office:value="15779" calcext:value-type="float">
            <text:p>15779</text:p>
          </table:table-cell>
          <table:table-cell office:value-type="float" office:value="15687" calcext:value-type="float">
            <text:p>15687</text:p>
          </table:table-cell>
          <table:table-cell office:value-type="float" office:value="15641" calcext:value-type="float">
            <text:p>15641</text:p>
          </table:table-cell>
          <table:table-cell office:value-type="float" office:value="15667" calcext:value-type="float">
            <text:p>15667</text:p>
          </table:table-cell>
          <table:table-cell office:value-type="float" office:value="15630" calcext:value-type="float">
            <text:p>15630</text:p>
          </table:table-cell>
          <table:table-cell office:value-type="float" office:value="15741" calcext:value-type="float">
            <text:p>15741</text:p>
          </table:table-cell>
          <table:table-cell office:value-type="float" office:value="15660" calcext:value-type="float">
            <text:p>15660</text:p>
          </table:table-cell>
          <table:table-cell office:value-type="float" office:value="15676" calcext:value-type="float">
            <text:p>15676</text:p>
          </table:table-cell>
          <table:table-cell table:formula="of:=AVERAGE([.B6:.K6])" office:value-type="float" office:value="15679" calcext:value-type="float">
            <text:p>1567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563" calcext:value-type="float">
            <text:p>581563</text:p>
          </table:table-cell>
          <table:table-cell office:value-type="float" office:value="648111" calcext:value-type="float">
            <text:p>648111</text:p>
          </table:table-cell>
          <table:table-cell office:value-type="float" office:value="647268" calcext:value-type="float">
            <text:p>647268</text:p>
          </table:table-cell>
          <table:table-cell office:value-type="float" office:value="611260" calcext:value-type="float">
            <text:p>611260</text:p>
          </table:table-cell>
          <table:table-cell office:value-type="float" office:value="646990" calcext:value-type="float">
            <text:p>646990</text:p>
          </table:table-cell>
          <table:table-cell office:value-type="float" office:value="628984" calcext:value-type="float">
            <text:p>628984</text:p>
          </table:table-cell>
          <table:table-cell office:value-type="float" office:value="579316" calcext:value-type="float">
            <text:p>579316</text:p>
          </table:table-cell>
          <table:table-cell office:value-type="float" office:value="648196" calcext:value-type="float">
            <text:p>648196</text:p>
          </table:table-cell>
          <table:table-cell office:value-type="float" office:value="639925" calcext:value-type="float">
            <text:p>639925</text:p>
          </table:table-cell>
          <table:table-cell office:value-type="float" office:value="618921" calcext:value-type="float">
            <text:p>618921</text:p>
          </table:table-cell>
          <table:table-cell table:formula="of:=AVERAGE([.B9:.K9])" office:value-type="float" office:value="625053.4" calcext:value-type="float">
            <text:p>62505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7544" calcext:value-type="float">
            <text:p>217544</text:p>
          </table:table-cell>
          <table:table-cell office:value-type="float" office:value="196729" calcext:value-type="float">
            <text:p>196729</text:p>
          </table:table-cell>
          <table:table-cell office:value-type="float" office:value="194828" calcext:value-type="float">
            <text:p>194828</text:p>
          </table:table-cell>
          <table:table-cell office:value-type="float" office:value="195673" calcext:value-type="float">
            <text:p>195673</text:p>
          </table:table-cell>
          <table:table-cell office:value-type="float" office:value="195859" calcext:value-type="float">
            <text:p>195859</text:p>
          </table:table-cell>
          <table:table-cell office:value-type="float" office:value="196448" calcext:value-type="float">
            <text:p>196448</text:p>
          </table:table-cell>
          <table:table-cell office:value-type="float" office:value="196952" calcext:value-type="float">
            <text:p>196952</text:p>
          </table:table-cell>
          <table:table-cell office:value-type="float" office:value="194657" calcext:value-type="float">
            <text:p>194657</text:p>
          </table:table-cell>
          <table:table-cell office:value-type="float" office:value="197200" calcext:value-type="float">
            <text:p>197200</text:p>
          </table:table-cell>
          <table:table-cell office:value-type="float" office:value="196174" calcext:value-type="float">
            <text:p>196174</text:p>
          </table:table-cell>
          <table:table-cell table:formula="of:=AVERAGE([.B10:.K10])" office:value-type="float" office:value="198206.4" calcext:value-type="float">
            <text:p>19820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054" calcext:value-type="float">
            <text:p>163054</text:p>
          </table:table-cell>
          <table:table-cell office:value-type="float" office:value="162086" calcext:value-type="float">
            <text:p>162086</text:p>
          </table:table-cell>
          <table:table-cell office:value-type="float" office:value="168142" calcext:value-type="float">
            <text:p>168142</text:p>
          </table:table-cell>
          <table:table-cell office:value-type="float" office:value="239765" calcext:value-type="float">
            <text:p>239765</text:p>
          </table:table-cell>
          <table:table-cell office:value-type="float" office:value="160394" calcext:value-type="float">
            <text:p>160394</text:p>
          </table:table-cell>
          <table:table-cell office:value-type="float" office:value="263577" calcext:value-type="float">
            <text:p>263577</text:p>
          </table:table-cell>
          <table:table-cell office:value-type="float" office:value="181064" calcext:value-type="float">
            <text:p>181064</text:p>
          </table:table-cell>
          <table:table-cell office:value-type="float" office:value="161225" calcext:value-type="float">
            <text:p>161225</text:p>
          </table:table-cell>
          <table:table-cell office:value-type="float" office:value="157555" calcext:value-type="float">
            <text:p>157555</text:p>
          </table:table-cell>
          <table:table-cell office:value-type="float" office:value="161436" calcext:value-type="float">
            <text:p>161436</text:p>
          </table:table-cell>
          <table:table-cell table:formula="of:=AVERAGE([.B11:.K11])" office:value-type="float" office:value="181829.8" calcext:value-type="float">
            <text:p>181829.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05" calcext:value-type="float">
            <text:p>156705</text:p>
          </table:table-cell>
          <table:table-cell office:value-type="float" office:value="157241" calcext:value-type="float">
            <text:p>157241</text:p>
          </table:table-cell>
          <table:table-cell office:value-type="float" office:value="156518" calcext:value-type="float">
            <text:p>156518</text:p>
          </table:table-cell>
          <table:table-cell office:value-type="float" office:value="156455" calcext:value-type="float">
            <text:p>156455</text:p>
          </table:table-cell>
          <table:table-cell office:value-type="float" office:value="156913" calcext:value-type="float">
            <text:p>156913</text:p>
          </table:table-cell>
          <table:table-cell office:value-type="float" office:value="156871" calcext:value-type="float">
            <text:p>156871</text:p>
          </table:table-cell>
          <table:table-cell office:value-type="float" office:value="156557" calcext:value-type="float">
            <text:p>156557</text:p>
          </table:table-cell>
          <table:table-cell office:value-type="float" office:value="156835" calcext:value-type="float">
            <text:p>156835</text:p>
          </table:table-cell>
          <table:table-cell office:value-type="float" office:value="156803" calcext:value-type="float">
            <text:p>156803</text:p>
          </table:table-cell>
          <table:table-cell office:value-type="float" office:value="157081" calcext:value-type="float">
            <text:p>157081</text:p>
          </table:table-cell>
          <table:table-cell table:formula="of:=AVERAGE([.B12:.K12])" office:value-type="float" office:value="156797.9" calcext:value-type="float">
            <text:p>156797.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5094" calcext:value-type="float">
            <text:p>3785094</text:p>
          </table:table-cell>
          <table:table-cell office:value-type="float" office:value="3518863" calcext:value-type="float">
            <text:p>3518863</text:p>
          </table:table-cell>
          <table:table-cell office:value-type="float" office:value="3715232" calcext:value-type="float">
            <text:p>3715232</text:p>
          </table:table-cell>
          <table:table-cell office:value-type="float" office:value="3534907" calcext:value-type="float">
            <text:p>3534907</text:p>
          </table:table-cell>
          <table:table-cell office:value-type="float" office:value="3717645" calcext:value-type="float">
            <text:p>3717645</text:p>
          </table:table-cell>
          <table:table-cell office:value-type="float" office:value="3729375" calcext:value-type="float">
            <text:p>3729375</text:p>
          </table:table-cell>
          <table:table-cell office:value-type="float" office:value="3703172" calcext:value-type="float">
            <text:p>3703172</text:p>
          </table:table-cell>
          <table:table-cell office:value-type="float" office:value="3694378" calcext:value-type="float">
            <text:p>3694378</text:p>
          </table:table-cell>
          <table:table-cell office:value-type="float" office:value="3707217" calcext:value-type="float">
            <text:p>3707217</text:p>
          </table:table-cell>
          <table:table-cell office:value-type="float" office:value="3713261" calcext:value-type="float">
            <text:p>3713261</text:p>
          </table:table-cell>
          <table:table-cell table:formula="of:=AVERAGE([.B15:.K15])" office:value-type="float" office:value="3681914.4" calcext:value-type="float">
            <text:p>368191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5630" calcext:value-type="float">
            <text:p>1515630</text:p>
          </table:table-cell>
          <table:table-cell office:value-type="float" office:value="1666361" calcext:value-type="float">
            <text:p>1666361</text:p>
          </table:table-cell>
          <table:table-cell office:value-type="float" office:value="1538035" calcext:value-type="float">
            <text:p>1538035</text:p>
          </table:table-cell>
          <table:table-cell office:value-type="float" office:value="1485601" calcext:value-type="float">
            <text:p>1485601</text:p>
          </table:table-cell>
          <table:table-cell office:value-type="float" office:value="1485837" calcext:value-type="float">
            <text:p>1485837</text:p>
          </table:table-cell>
          <table:table-cell office:value-type="float" office:value="1526062" calcext:value-type="float">
            <text:p>1526062</text:p>
          </table:table-cell>
          <table:table-cell office:value-type="float" office:value="1510624" calcext:value-type="float">
            <text:p>1510624</text:p>
          </table:table-cell>
          <table:table-cell office:value-type="float" office:value="1487806" calcext:value-type="float">
            <text:p>1487806</text:p>
          </table:table-cell>
          <table:table-cell office:value-type="float" office:value="1485871" calcext:value-type="float">
            <text:p>1485871</text:p>
          </table:table-cell>
          <table:table-cell office:value-type="float" office:value="1538795" calcext:value-type="float">
            <text:p>1538795</text:p>
          </table:table-cell>
          <table:table-cell table:formula="of:=AVERAGE([.B16:.K16])" office:value-type="float" office:value="1524062.2" calcext:value-type="float">
            <text:p>152406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5431" calcext:value-type="float">
            <text:p>1265431</text:p>
          </table:table-cell>
          <table:table-cell office:value-type="float" office:value="1361449" calcext:value-type="float">
            <text:p>1361449</text:p>
          </table:table-cell>
          <table:table-cell office:value-type="float" office:value="1339605" calcext:value-type="float">
            <text:p>1339605</text:p>
          </table:table-cell>
          <table:table-cell office:value-type="float" office:value="1335319" calcext:value-type="float">
            <text:p>1335319</text:p>
          </table:table-cell>
          <table:table-cell office:value-type="float" office:value="1283806" calcext:value-type="float">
            <text:p>1283806</text:p>
          </table:table-cell>
          <table:table-cell office:value-type="float" office:value="1345599" calcext:value-type="float">
            <text:p>1345599</text:p>
          </table:table-cell>
          <table:table-cell office:value-type="float" office:value="1158572" calcext:value-type="float">
            <text:p>1158572</text:p>
          </table:table-cell>
          <table:table-cell office:value-type="float" office:value="1216274" calcext:value-type="float">
            <text:p>1216274</text:p>
          </table:table-cell>
          <table:table-cell office:value-type="float" office:value="1242831" calcext:value-type="float">
            <text:p>1242831</text:p>
          </table:table-cell>
          <table:table-cell office:value-type="float" office:value="1155356" calcext:value-type="float">
            <text:p>1155356</text:p>
          </table:table-cell>
          <table:table-cell table:formula="of:=AVERAGE([.B17:.K17])" office:value-type="float" office:value="1270424.2" calcext:value-type="float">
            <text:p>1270424.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728178" calcext:value-type="float">
            <text:p>728178</text:p>
          </table:table-cell>
          <table:table-cell office:value-type="float" office:value="735063" calcext:value-type="float">
            <text:p>735063</text:p>
          </table:table-cell>
          <table:table-cell office:value-type="float" office:value="729154" calcext:value-type="float">
            <text:p>729154</text:p>
          </table:table-cell>
          <table:table-cell office:value-type="float" office:value="731458" calcext:value-type="float">
            <text:p>731458</text:p>
          </table:table-cell>
          <table:table-cell office:value-type="float" office:value="727658" calcext:value-type="float">
            <text:p>727658</text:p>
          </table:table-cell>
          <table:table-cell office:value-type="float" office:value="731677" calcext:value-type="float">
            <text:p>731677</text:p>
          </table:table-cell>
          <table:table-cell office:value-type="float" office:value="728399" calcext:value-type="float">
            <text:p>728399</text:p>
          </table:table-cell>
          <table:table-cell office:value-type="float" office:value="731549" calcext:value-type="float">
            <text:p>731549</text:p>
          </table:table-cell>
          <table:table-cell office:value-type="float" office:value="730556" calcext:value-type="float">
            <text:p>730556</text:p>
          </table:table-cell>
          <table:table-cell office:value-type="float" office:value="734256" calcext:value-type="float">
            <text:p>734256</text:p>
          </table:table-cell>
          <table:table-cell table:formula="of:=AVERAGE([.B18:.K18])" office:value-type="float" office:value="730794.8" calcext:value-type="float">
            <text:p>73079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20:56:05.848586377</meta:creation-date>
    <dc:date>2015-03-10T02:35:03.549721977</dc:date>
    <meta:editing-duration>PT5H23M43S</meta:editing-duration>
    <meta:editing-cycles>9</meta:editing-cycles>
    <meta:generator>LibreOffice/4.2.7.2$Linux_X86_64 LibreOffice_project/420m0$Build-2</meta:generator>
    <meta:document-statistic meta:table-count="1" meta:cell-count="157" meta:object-count="0"/>
  </office:meta>
</office:document-meta>
</file>